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order="0.74pt solid #000000"/>
      <style:map style:condition="cell-content()&gt;5" style:apply-style-name="Good" style:base-cell-address="Hoja1.C5"/>
      <style:map style:condition="cell-content()&lt;5" style:apply-style-name="Warning" style:base-cell-address="Hoja1.C5"/>
      <style:map style:condition="cell-content()=5" style:apply-style-name="Good" style:base-cell-address="Hoja1.C5"/>
    </style:style>
    <style:style style:name="ce7" style:family="table-cell" style:parent-style-name="Default">
      <style:table-cell-properties fo:border="none"/>
      <style:map style:condition="cell-content()&gt;5" style:apply-style-name="Good" style:base-cell-address="Hoja1.C5"/>
      <style:map style:condition="cell-content()&lt;5" style:apply-style-name="Warning" style:base-cell-address="Hoja1.C5"/>
      <style:map style:condition="cell-content()=5" style:apply-style-name="Good" style:base-cell-address="Hoja1.C5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&gt;5" style:apply-style-name="Good" style:base-cell-address="Hoja1.C5"/>
      <style:map style:condition="cell-content()&lt;5" style:apply-style-name="Warning" style:base-cell-address="Hoja1.C5"/>
      <style:map style:condition="cell-content()=5" style:apply-style-name="Good" style:base-cell-address="Hoja1.C5"/>
    </style:style>
    <style:style style:name="ce9" style:family="table-cell" style:parent-style-name="Default">
      <style:table-cell-properties fo:border="none"/>
      <style:map style:condition="cell-content()&gt;5" style:apply-style-name="Good" style:base-cell-address="Hoja1.C5"/>
      <style:map style:condition="cell-content()&lt;5" style:apply-style-name="Warning" style:base-cell-address="Hoja1.C5"/>
      <style:map style:condition="cell-content()=5" style:apply-style-name="Good" style:base-cell-address="Hoja1.C5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2" table:default-cell-style-name="ce6"/>
        <table:table-column table:style-name="co4" table:default-cell-style-name="ce4"/>
        <table:table-row table:style-name="ro1">
          <table:table-cell table:style-name="ce1" office:value-type="string" calcext:value-type="string" table:number-columns-spanned="14" table:number-rows-spanned="1">
            <text:p>Quaderno del profesor</text:p>
          </table:table-cell>
          <table:covered-table-cell table:number-columns-repeated="13" table:style-name="ce3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Alumno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Practicas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Ejercicio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Examenes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Trabajos</text:p>
          </table:table-cell>
          <table:covered-table-cell table:style-name="ce3"/>
          <table:table-cell table:style-name="ce2" office:value-type="string" calcext:value-type="string" table:number-columns-spanned="1" table:number-rows-spanned="3">
            <text:p>Nota Final (1)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2">
            <text:p>Apellidos</text:p>
          </table:table-cell>
          <table:table-cell table:style-name="ce2" office:value-type="string" calcext:value-type="string" table:number-columns-spanned="1" table:number-rows-spanned="2">
            <text:p>Nombres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Casa</text:p>
          </table:table-cell>
          <table:table-cell table:style-name="ce3" office:value-type="string" calcext:value-type="string">
            <text:p>Clase</text:p>
          </table:table-cell>
          <table:covered-table-cell table:style-name="ce3"/>
          <table:table-cell/>
        </table:table-row>
        <table:table-row table:style-name="ro1">
          <table:covered-table-cell table:number-columns-repeated="2" table:style-name="ce2"/>
          <table:table-cell table:style-name="ce5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3"/>
          <table:table-cell table:style-name="ce5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3"/>
          <table:table-cell table:style-name="ce5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3"/>
          <table:table-cell table:style-name="ce5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SUM([.C5:.E5])*[.C4]+SUM([.F5:.H5])*[.F4]+SUM([.I5:.K5])/3)*[.I4]+(SUM([.L5:.M5])/2)*[.L4]" office:value-type="float" office:value="6.38333333333333" calcext:value-type="float">
            <text:p>6,38333333333333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SUM([.C6:.E6])*[.C4]+SUM([.F6:.H6])*[.F4]+SUM([.I6:.K6])/3)*[.I4]+(SUM([.L6:.M6])/2)*[.L4]" office:value-type="float" office:value="6.58333333333333" calcext:value-type="float">
            <text:p>6,58333333333333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(SUM([.C7:.E7])*[.C4]+SUM([.F7:.H7])*[.F4]+SUM([.I7:.K7])/3)*[.I4]+(SUM([.L7:.M7])/2)*[.L4]" office:value-type="float" office:value="8.2" calcext:value-type="float">
            <text:p>8,2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(SUM([.C8:.E8])*[.C4]+SUM([.F8:.H8])*[.F4]+SUM([.I8:.K8])/3)*[.I4]+(SUM([.L8:.M8])/2)*[.L4]" office:value-type="float" office:value="6.38333333333333" calcext:value-type="float">
            <text:p>6,38333333333333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SUM([.C9:.E9])*[.C4]+SUM([.F9:.H9])*[.F4]+SUM([.I9:.K9])/3)*[.I4]+(SUM([.L9:.M9])/2)*[.L4]" office:value-type="float" office:value="5.53333333333333" calcext:value-type="float">
            <text:p>5,53333333333333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SUM([.C10:.E10])*[.C4]+SUM([.F10:.H10])*[.F4]+SUM([.I10:.K10])/3)*[.I4]+(SUM([.L10:.M10])/2)*[.L4]" office:value-type="float" office:value="6.9" calcext:value-type="float">
            <text:p>6,9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(SUM([.C11:.E11])*[.C4]+SUM([.F11:.H11])*[.F4]+SUM([.I11:.K11])/3)*[.I4]+(SUM([.L11:.M11])/2)*[.L4]" office:value-type="float" office:value="5.63333333333333" calcext:value-type="float">
            <text:p>5,63333333333333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SUM([.C12:.E12])*[.C4]+SUM([.F12:.H12])*[.F4]+SUM([.I12:.K12])/3)*[.I4]+(SUM([.L12:.M12])/2)*[.L4]" office:value-type="float" office:value="7.53333333333333" calcext:value-type="float">
            <text:p>7,53333333333333</text:p>
          </table:table-cell>
          <table:table-cell/>
        </table:table-row>
        <table:table-row table:style-name="ro1">
          <table:table-cell table:style-name="ce3"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SUM([.C13:.E13])*[.C4]+SUM([.F13:.H13])*[.F4]+SUM([.I13:.K13])/3)*[.I4]+(SUM([.L13:.M13])/2)*[.L4]" office:value-type="float" office:value="7.98333333333333" calcext:value-type="float">
            <text:p>7,98333333333333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SUM([.C14:.E14])*[.C4]+SUM([.F14:.H14])*[.F4]+SUM([.I14:.K14])/3)*[.I4]+(SUM([.L14:.M14])/2)*[.L4]" office:value-type="float" office:value="5.06666666666667" calcext:value-type="float">
            <text:p>5,06666666666667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(SUM([.C15:.E15])*[.C4]+SUM([.F15:.H15])*[.F4]+SUM([.I15:.K15])/3)*[.I4]+(SUM([.L15:.M15])/2)*[.L4]" office:value-type="float" office:value="7.75" calcext:value-type="float">
            <text:p>7,75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ce7" table:number-columns-repeated="12"/>
          <table:table-cell/>
        </table:table-row>
        <table:table-row table:style-name="ro1">
          <table:table-cell table:number-columns-repeated="2"/>
          <table:table-cell table:style-name="ce7" table:number-columns-repeated="4"/>
          <table:table-cell table:style-name="ce8"/>
          <table:table-cell table:style-name="ce9" table:number-columns-repeated="7"/>
          <table:table-cell/>
        </table:table-row>
        <table:table-row table:style-name="ro1" table:number-rows-repeated="5">
          <table:table-cell table:number-columns-repeated="2"/>
          <table:table-cell table:style-name="ce7" table:number-columns-repeated="12"/>
          <table:table-cell/>
        </table:table-row>
        <table:table-row table:style-name="ro1">
          <table:table-cell table:number-columns-repeated="2"/>
          <table:table-cell table:style-name="ce7" table:number-columns-repeated="12"/>
          <table:table-cell/>
        </table:table-row>
        <calcext:conditional-formats>
          <calcext:conditional-format calcext:target-range-address="Hoja1.C5:Hoja1.N26">
            <calcext:condition calcext:apply-style-name="Good" calcext:value="&gt;5" calcext:base-cell-address="Hoja1.C5"/>
            <calcext:condition calcext:apply-style-name="Warning" calcext:value="&lt;5" calcext:base-cell-address="Hoja1.C5"/>
            <calcext:condition calcext:apply-style-name="Good" calcext:value="=5" calcext:base-cell-address="Hoja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40:58.465462381</meta:creation-date>
    <dc:date>2023-01-12T11:44:56.662958744</dc:date>
    <meta:editing-duration>PT12S</meta:editing-duration>
    <meta:editing-cycles>1</meta:editing-cycles>
    <meta:document-statistic meta:table-count="1" meta:cell-count="156" meta:object-count="0"/>
    <meta:generator>LibreOffice/7.3.6.2$Linux_X86_64 LibreOffice_project/30$Build-2</meta:generator>
  </office:meta>
</office:document-meta>
</file>